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 style:parent-style-name="List_20_Paragraph">
      <style:paragraph-properties fo:margin-left="1.5in" fo:margin-right="0in" fo:text-indent="0in" style:auto-text-indent="false"/>
    </style:style>
    <style:style style:name="T1" style:family="text">
      <style:text-properties fo:color="#ff0000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color="#4472c4" fo:font-weight="bold" style:font-weight-asian="bold"/>
    </style:style>
    <style:style style:name="T4" style:family="text">
      <style:text-properties fo:color="#70ad47" fo:font-weight="bold" style:font-weight-asian="bold"/>
    </style:style>
    <style:style style:name="T5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DX Wildlife – Basic Requirements</text:p>
      <text:list xml:id="list299184995" text:style-name="WWNum1">
        <text:list-item>
          <text:p text:style-name="P2"><text:span text:style-name="T1">Inputs</text:span></text:p>
          <text:list>
            <text:list-item>
              <text:p text:style-name="P2"><text:span text:style-name="T2">Use cases</text:span> for which data will be collected. <text:s/>Below are a few of the use cases that were discussed with Meghan during an initial scoping call.</text:p>
              <text:list>
                <text:list-item>
                  <text:p text:style-name="P2">Lab Tests</text:p>
                </text:list-item>
                <text:list-item>
                  <text:p text:style-name="P2">Cage Changes</text:p>
                </text:list-item>
                <text:list-item>
                  <text:p text:style-name="P2">Breeding Events</text:p>
                </text:list-item>
                <text:list-item>
                  <text:p text:style-name="P2">Behavioral Data</text:p>
                </text:list-item>
              </text:list>
            </text:list-item>
            <text:list-item>
              <text:p text:style-name="P2"><text:span text:style-name="T2">Specific data</text:span> that should be collected for each use case, including required (yes/no)</text:p>
              <text:list>
                <text:list-item>
                  <text:p text:style-name="P2">Lab Tests – ID, Date, Time, Lab Name, Lab Value, Interpretation, etc.</text:p>
                </text:list-item>
                <text:list-item>
                  <text:p text:style-name="P2">Cage Changes – ID, Date, Time, Cage #, Cage Location, Facility, etc.</text:p>
                </text:list-item>
                <text:list-item>
                  <text:p text:style-name="P2">Breeding Events – Animal 1 ID, Animal 2 ID, Date, Time, Facility, Outcome, etc.</text:p>
                </text:list-item>
                <text:list-item>
                  <text:p text:style-name="P2">Behavioral Data – ID, Date, Time, Facility, Behavior, etc.</text:p>
                </text:list-item>
              </text:list>
            </text:list-item>
            <text:list-item>
              <text:p text:style-name="P2"><text:span text:style-name="T2">Collection method</text:span> for each use case</text:p>
              <text:list>
                <text:list-item>
                  <text:p text:style-name="P2">Lab Tests – standardized form? <text:s/>Manual input via mobile app?</text:p>
                </text:list-item>
                <text:list-item>
                  <text:p text:style-name="P2">Cage Changes – standardized form? <text:s/>Manual input via mobile app?</text:p>
                </text:list-item>
                <text:list-item>
                  <text:p text:style-name="P2">Breeding Events – standardized form? <text:s/>Manual input via mobile app?</text:p>
                </text:list-item>
                <text:list-item>
                  <text:p text:style-name="P2">Behavioral Data – standardized form? <text:s/>Manual input via mobile app?</text:p>
                </text:list-item>
                <text:list-item>
                  <text:p text:style-name="P2">Historical Data – standardized form</text:p>
                </text:list-item>
              </text:list>
            </text:list-item>
          </text:list>
        </text:list-item>
      </text:list>
      <text:p text:style-name="P4"/>
      <text:list xml:id="list140130602774734" text:continue-numbering="true" text:style-name="WWNum1">
        <text:list-item>
          <text:p text:style-name="P2"><text:span text:style-name="T3">Outputs</text:span></text:p>
          <text:list>
            <text:list-item>
              <text:p text:style-name="P2"><text:span text:style-name="T2">Database queries</text:span></text:p>
              <text:list>
                <text:list-item>
                  <text:p text:style-name="P2">Reports made from collected data, for downstream analysis</text:p>
                </text:list-item>
                <text:list-item>
                  <text:p text:style-name="P2">Simple graphs made from collected data <text:line-break/></text:p>
                </text:list-item>
              </text:list>
            </text:list-item>
          </text:list>
        </text:list-item>
      </text:list>
      <text:list xml:id="list931423347" text:style-name="WWNum2">
        <text:list-item>
          <text:p text:style-name="P3"><text:span text:style-name="T4">Security/Interface</text:span></text:p>
          <text:list>
            <text:list-item>
              <text:p text:style-name="P3"><text:span text:style-name="T2">Login/authentication</text:span></text:p>
              <text:list>
                <text:list-item>
                  <text:p text:style-name="P3">Inputs</text:p>
                </text:list-item>
                <text:list-item>
                  <text:p text:style-name="P3">Outputs</text:p>
                </text:list-item>
              </text:list>
            </text:list-item>
            <text:list-item>
              <text:p text:style-name="P3"><text:span text:style-name="T2">Secure server (Production)</text:span></text:p>
              <text:list>
                <text:list-item>
                  <text:p text:style-name="P3">PDX Wildlife will need a <text:span text:style-name="T5">secure server</text:span> set up for their Production data.</text:p>
                </text:list-item>
                <text:list-item>
                  <text:p text:style-name="P3">PDX Wildlife will need to clarify any encryption/security requirements for data stored in Production environment. <text:s/>Different vendors/agencies may have different requirements – i.e., special password or access <text:bookmark text:name="_GoBack"/>requirements, 128-bit encryption, proprietary portals, etc.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bold"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Sochacki</meta:initial-creator>
    <dc:creator>Paul Sochacki</dc:creator>
    <meta:editing-cycles>1</meta:editing-cycles>
    <meta:creation-date>2018-09-25T20:34:00</meta:creation-date>
    <dc:date>2018-09-25T20:59:00</dc:date>
    <meta:editing-duration>PT25M</meta:editing-duration>
    <meta:generator>LibreOffice/6.0.3.2$Windows_X86_64 LibreOffice_project/8f48d515416608e3a835360314dac7e47fd0b821</meta:generator>
    <meta:document-statistic meta:table-count="0" meta:image-count="0" meta:object-count="0" meta:page-count="1" meta:paragraph-count="29" meta:word-count="238" meta:character-count="1480" meta:non-whitespace-character-count="12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